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0135100475901</text:p>
          </table:table-cell>
          <table:table-cell office:value-type="string" calcext:value-type="string">
            <text:p>2025-01-10 15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2816" calcext:value-type="float">
            <text:p>65.20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35100475901</text:p>
          </table:table-cell>
          <table:table-cell office:value-type="string" calcext:value-type="string">
            <text:p>2024-01-04 19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7872" calcext:value-type="float">
            <text:p>64.50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35100475901</text:p>
          </table:table-cell>
          <table:table-cell office:value-type="string" calcext:value-type="string">
            <text:p>2023-01-04 20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5852" calcext:value-type="float">
            <text:p>64.35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35100475901</text:p>
          </table:table-cell>
          <table:table-cell office:value-type="string" calcext:value-type="string">
            <text:p>2022-01-14 19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936" calcext:value-type="float">
            <text:p>63.4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35100475901</text:p>
          </table:table-cell>
          <table:table-cell office:value-type="string" calcext:value-type="string">
            <text:p>2021-01-14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5208" calcext:value-type="float">
            <text:p>63.00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35100475901</text:p>
          </table:table-cell>
          <table:table-cell office:value-type="string" calcext:value-type="string">
            <text:p>2020-01-06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404" calcext:value-type="float">
            <text:p>62.80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35100475901</text:p>
          </table:table-cell>
          <table:table-cell office:value-type="string" calcext:value-type="string">
            <text:p>2019-01-02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0656" calcext:value-type="float">
            <text:p>63.16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35100475901</text:p>
          </table:table-cell>
          <table:table-cell office:value-type="string" calcext:value-type="string">
            <text:p>2018-01-03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5984" calcext:value-type="float">
            <text:p>62.35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35100475901</text:p>
          </table:table-cell>
          <table:table-cell office:value-type="string" calcext:value-type="string">
            <text:p>2017-01-04 19:08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0704" calcext:value-type="float">
            <text:p>62.02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35100475901</text:p>
          </table:table-cell>
          <table:table-cell office:value-type="string" calcext:value-type="string">
            <text:p>2016-01-06 07:44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196" calcext:value-type="float">
            <text:p>61.40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35100475901</text:p>
          </table:table-cell>
          <table:table-cell office:value-type="string" calcext:value-type="string">
            <text:p>2015-01-20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6032" calcext:value-type="float">
            <text:p>61.21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35100475901</text:p>
          </table:table-cell>
          <table:table-cell office:value-type="string" calcext:value-type="string">
            <text:p>2014-01-06 20:27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688" calcext:value-type="float">
            <text:p>62.6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35100475901</text:p>
          </table:table-cell>
          <table:table-cell office:value-type="string" calcext:value-type="string">
            <text:p>2013-01-08 19:15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424" calcext:value-type="float">
            <text:p>60.5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35100475901</text:p>
          </table:table-cell>
          <table:table-cell office:value-type="string" calcext:value-type="string">
            <text:p>2012-01-04 19:35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36" calcext:value-type="float">
            <text:p>59.2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35100475901</text:p>
          </table:table-cell>
          <table:table-cell office:value-type="string" calcext:value-type="string">
            <text:p>2011-01-03 21:02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532" calcext:value-type="float">
            <text:p>57.80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35100475901</text:p>
          </table:table-cell>
          <table:table-cell office:value-type="string" calcext:value-type="string">
            <text:p>2010-01-05 20:02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35100475901</text:p>
          </table:table-cell>
          <table:table-cell office:value-type="string" calcext:value-type="string">
            <text:p>2009-01-12 19:04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224" calcext:value-type="float">
            <text:p>56.0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35100475901</text:p>
          </table:table-cell>
          <table:table-cell office:value-type="string" calcext:value-type="string">
            <text:p>2008-01-06 23:25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544" calcext:value-type="float">
            <text:p>54.9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35100475901</text:p>
          </table:table-cell>
          <table:table-cell office:value-type="string" calcext:value-type="string">
            <text:p>2007-01-09 14:34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336" calcext:value-type="float">
            <text:p>53.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35100475901</text:p>
          </table:table-cell>
          <table:table-cell office:value-type="string" calcext:value-type="string">
            <text:p>2006-01-03 02:41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35100475901</text:p>
          </table:table-cell>
          <table:table-cell office:value-type="string" calcext:value-type="string">
            <text:p>2005-01-03 16:26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8872" calcext:value-type="float">
            <text:p>53.45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35100475901</text:p>
          </table:table-cell>
          <table:table-cell office:value-type="string" calcext:value-type="string">
            <text:p>2004-01-04 19:22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8248" calcext:value-type="float">
            <text:p>53.03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35100475901</text:p>
          </table:table-cell>
          <table:table-cell office:value-type="string" calcext:value-type="string">
            <text:p>2003-01-08 21:19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1384" calcext:value-type="float">
            <text:p>52.22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35100475901</text:p>
          </table:table-cell>
          <table:table-cell office:value-type="string" calcext:value-type="string">
            <text:p>2002-01-05 19:41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928" calcext:value-type="float">
            <text:p>51.3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35100475901</text:p>
          </table:table-cell>
          <table:table-cell office:value-type="string" calcext:value-type="string">
            <text:p>2001-01-04 19:01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8384" calcext:value-type="float">
            <text:p>51.07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35100475901</text:p>
          </table:table-cell>
          <table:table-cell office:value-type="string" calcext:value-type="string">
            <text:p>2000-01-06 14:37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1664" calcext:value-type="float">
            <text:p>50.65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35100475901</text:p>
          </table:table-cell>
          <table:table-cell office:value-type="string" calcext:value-type="string">
            <text:p>1999-01-04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3376" calcext:value-type="float">
            <text:p>50.6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1" meta:object-count="0"/>
    <meta:user-defined meta:name="AppVersion">3.0</meta:user-defined>
  </office:meta>
</office:document-meta>
</file>